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 manifest:full-path="Object 1/Configurations2/statusba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imes New Roman" svg:font-family="'Times New Roman'" style:font-family-generic="roman"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a1" style:family="table">
      <style:table-properties style:width="7.885cm" fo:margin-left="4.217cm" fo:margin-right="4.897cm" table:align="margins"/>
    </style:style>
    <style:style style:name="Tabla1.A" style:family="table-column">
      <style:table-column-properties style:column-width="4.286cm" style:rel-column-width="35626*"/>
    </style:style>
    <style:style style:name="Tabla1.B" style:family="table-column">
      <style:table-column-properties style:column-width="3.598cm" style:rel-column-width="29909*"/>
    </style:style>
    <style:style style:name="Tabla1.A1" style:family="table-cell">
      <style:table-cell-properties fo:padding="0.097cm" fo:border-left="0.002cm solid #000000" fo:border-right="none" fo:border-top="0.002cm solid #000000" fo:border-bottom="0.002cm solid #000000"/>
    </style:style>
    <style:style style:name="Tabla1.B1" style:family="table-cell">
      <style:table-cell-properties fo:padding="0.097cm" fo:border="0.002cm solid #000000"/>
    </style:style>
    <style:style style:name="Tabla1.A2" style:family="table-cell" style:data-style-name="N0">
      <style:table-cell-properties fo:padding="0.097cm" fo:border-left="0.002cm solid #000000" fo:border-right="none" fo:border-top="none" fo:border-bottom="0.002cm solid #000000"/>
    </style:style>
    <style:style style:name="Tabla1.B2" style:family="table-cell" style:data-style-name="N0">
      <style:table-cell-properties fo:padding="0.097cm" fo:border-left="0.002cm solid #000000" fo:border-right="0.002cm solid #000000" fo:border-top="none" fo:border-bottom="0.002cm solid #000000"/>
    </style:style>
    <style:style style:name="Tabla2" style:family="table">
      <style:table-properties style:width="12.277cm" fo:margin-left="0.54cm" fo:margin-right="4.182cm" table:align="margins"/>
    </style:style>
    <style:style style:name="Tabla2.A" style:family="table-column">
      <style:table-column-properties style:column-width="3.254cm" style:rel-column-width="17372*"/>
    </style:style>
    <style:style style:name="Tabla2.B" style:family="table-column">
      <style:table-column-properties style:column-width="3.784cm" style:rel-column-width="20197*"/>
    </style:style>
    <style:style style:name="Tabla2.C" style:family="table-column">
      <style:table-column-properties style:column-width="3.757cm" style:rel-column-width="20055*"/>
    </style:style>
    <style:style style:name="Tabla2.D" style:family="table-column">
      <style:table-column-properties style:column-width="1.482cm" style:rel-column-width="7911*"/>
    </style:style>
    <style:style style:name="Tabla2.A1" style:family="table-cell">
      <style:table-cell-properties fo:background-color="#000080" fo:padding="0.097cm" fo:border-left="0.002cm solid #000000" fo:border-right="none" fo:border-top="0.002cm solid #000000" fo:border-bottom="0.002cm solid #000000">
        <style:background-image/>
      </style:table-cell-properties>
    </style:style>
    <style:style style:name="Tabla2.D1" style:family="table-cell">
      <style:table-cell-properties fo:background-color="#000080" fo:padding="0.097cm" fo:border="0.002cm solid #000000">
        <style:background-image/>
      </style:table-cell-properties>
    </style:style>
    <style:style style:name="Tabla2.A2" style:family="table-cell">
      <style:table-cell-properties fo:background-color="#4d4d4d" fo:padding="0.097cm" fo:border-left="0.002cm solid #000000" fo:border-right="none" fo:border-top="none" fo:border-bottom="0.002cm solid #000000">
        <style:background-image/>
      </style:table-cell-properties>
    </style:style>
    <style:style style:name="Tabla2.B2" style:family="table-cell" style:data-style-name="N0">
      <style:table-cell-properties fo:background-color="#ffffff" fo:padding="0.097cm" fo:border-left="0.002cm solid #000000" fo:border-right="none" fo:border-top="none" fo:border-bottom="0.002cm solid #000000">
        <style:background-image/>
      </style:table-cell-properties>
    </style:style>
    <style:style style:name="Tabla2.D2" style:family="table-cell" style:data-style-name="N0">
      <style:table-cell-properties fo:background-color="#cccccc" fo:padding="0.097cm" fo:border-left="0.002cm solid #000000" fo:border-right="0.002cm solid #000000" fo:border-top="none" fo:border-bottom="0.002cm solid #000000">
        <style:background-image/>
      </style:table-cell-properties>
    </style:style>
    <style:style style:name="Tabla2.B4" style:family="table-cell" style:data-style-name="N0">
      <style:table-cell-properties fo:background-color="#cccccc" fo:padding="0.097cm" fo:border-left="0.002cm solid #000000" fo:border-right="none" fo:border-top="none" fo:border-bottom="0.002cm solid #000000">
        <style:background-image/>
      </style:table-cell-properties>
    </style:style>
    <style:style style:name="P1" style:family="paragraph" style:parent-style-name="Standard">
      <style:paragraph-properties fo:text-align="center" style:justify-single-word="false"/>
      <style:text-properties fo:font-size="15pt" fo:font-weight="bold" style:font-size-asian="15pt" style:font-weight-asian="bold" style:font-size-complex="15pt" style:font-weight-complex="bold"/>
    </style:style>
    <style:style style:name="P2" style:family="paragraph" style:parent-style-name="Standard">
      <style:text-properties fo:font-size="12pt" fo:font-weight="normal" style:font-size-asian="10.5pt" style:font-weight-asian="normal" style:font-size-complex="12pt" style:font-weight-complex="normal"/>
    </style:style>
    <style:style style:name="P3" style:family="paragraph" style:parent-style-name="Standard">
      <style:text-properties fo:font-weight="normal" style:font-weight-asian="normal" style:font-weight-complex="normal"/>
    </style:style>
    <style:style style:name="P4" style:family="paragraph" style:parent-style-name="Standard">
      <style:text-properties fo:font-weight="bold" style:font-weight-asian="bold" style:font-weight-complex="bold"/>
    </style:style>
    <style:style style:name="P5" style:family="paragraph" style:parent-style-name="Standard">
      <style:paragraph-properties fo:break-before="page"/>
      <style:text-properties fo:font-weight="normal" style:font-weight-asian="normal" style:font-weight-complex="normal"/>
    </style:style>
    <style:style style:name="P6"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7" style:family="paragraph" style:parent-style-name="Table_20_Contents">
      <style:paragraph-properties fo:text-align="justify"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8"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9" style:family="paragraph" style:parent-style-name="Standard" style:list-style-name="L1">
      <style:text-properties fo:font-size="12pt" fo:font-weight="bold" style:font-size-asian="10.5pt" style:font-weight-asian="bold" style:font-size-complex="12pt" style:font-weight-complex="bold"/>
    </style:style>
    <style:style style:name="P10" style:family="paragraph" style:parent-style-name="Standard" style:list-style-name="L2">
      <style:text-properties fo:font-weight="normal" style:font-weight-asian="normal" style:font-weight-complex="normal"/>
    </style:style>
    <style:style style:name="P11" style:family="paragraph" style:parent-style-name="Standard" style:list-style-name="L3">
      <style:text-properties fo:font-weight="normal" style:font-weight-asian="normal" style:font-weight-complex="normal"/>
    </style:style>
    <style:style style:name="P12" style:family="paragraph" style:parent-style-name="Standard">
      <style:paragraph-properties fo:text-align="justify" style:justify-single-word="false"/>
      <style:text-properties fo:font-weight="normal" style:font-weight-asian="normal" style:font-weight-complex="normal"/>
    </style:style>
    <style:style style:name="P13" style:family="paragraph" style:parent-style-name="Standard" style:list-style-name="L3">
      <style:paragraph-properties fo:margin-left="0.132cm" fo:margin-right="0cm" fo:text-indent="-0.635cm" style:auto-text-indent="false">
        <style:tab-stops/>
      </style:paragraph-properties>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fr1" style:family="graphic" style:parent-style-name="Formula">
      <style:graphic-properties style:vertical-pos="from-top" style:horizontal-pos="from-left" style:horizontal-rel="paragraph-content" draw:ole-draw-aspect="1"/>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ueba final Estadística Aplicada SCP . 14 de septiembre de 2010.</text:p>
      <text:list xml:id="list29687065" text:style-name="L1">
        <text:list-header>
          <text:p text:style-name="P9">Responder a las siguientes preguntas, razonando adecuadamente y mostrando los cálculos. Este examen representa un 25 % de la nota final. Duración: 1h30. </text:p>
        </text:list-header>
      </text:list>
      <text:p text:style-name="P2"/>
      <text:p text:style-name="P2"/>
      <text:p text:style-name="P2"/>
      <text:p text:style-name="Standard"><text:span text:style-name="T1">Pregunta 1) <text:s/></text:span><text:span text:style-name="T2">La siguiente tabla muestra los datos de consumo de cemento <text:s/>y de número de desempleados en las Islas Baleares entre los meses de enero y diciembre de 2008.</text:span></text:p>
      <text:p text:style-name="P3"/>
      <table:table table:name="Tabla1" table:style-name="Tabla1">
        <table:table-column table:style-name="Tabla1.A"/>
        <table:table-column table:style-name="Tabla1.B"/>
        <table:table-row>
          <table:table-cell table:style-name="Tabla1.A1" office:value-type="string">
            <text:p text:style-name="Table_20_Contents">Consumo cemento <text:span text:style-name="T2">(miles de toneladas)</text:span></text:p>
          </table:table-cell>
          <table:table-cell table:style-name="Tabla1.B1" office:value-type="string">
            <text:p text:style-name="Table_20_Contents">Desempleados <text:span text:style-name="T2"><text:s/>(miles de personas) </text:span></text:p>
          </table:table-cell>
        </table:table-row>
        <table:table-row>
          <table:table-cell table:style-name="Tabla1.A2" office:value-type="float" office:value="88.2">
            <text:p text:style-name="Table_20_Contents">88,2</text:p>
          </table:table-cell>
          <table:table-cell table:style-name="Tabla1.B2" office:value-type="float" office:value="50.5">
            <text:p text:style-name="Table_20_Contents">50,5</text:p>
          </table:table-cell>
        </table:table-row>
        <table:table-row>
          <table:table-cell table:style-name="Tabla1.A2" office:value-type="float" office:value="94.9">
            <text:p text:style-name="Table_20_Contents">94,9</text:p>
          </table:table-cell>
          <table:table-cell table:style-name="Tabla1.B2" office:value-type="float" office:value="48.3">
            <text:p text:style-name="Table_20_Contents">48,3</text:p>
          </table:table-cell>
        </table:table-row>
        <table:table-row>
          <table:table-cell table:style-name="Tabla1.A2" office:value-type="float" office:value="77.4">
            <text:p text:style-name="Table_20_Contents">77,4</text:p>
          </table:table-cell>
          <table:table-cell table:style-name="Tabla1.B2" office:value-type="float" office:value="45.2">
            <text:p text:style-name="Table_20_Contents">45,2</text:p>
          </table:table-cell>
        </table:table-row>
        <table:table-row>
          <table:table-cell table:style-name="Tabla1.A2" office:value-type="float" office:value="96.7">
            <text:p text:style-name="Table_20_Contents">96,7</text:p>
          </table:table-cell>
          <table:table-cell table:style-name="Tabla1.B2" office:value-type="float" office:value="41.2">
            <text:p text:style-name="Table_20_Contents">41,2</text:p>
          </table:table-cell>
        </table:table-row>
        <table:table-row>
          <table:table-cell table:style-name="Tabla1.A2" office:value-type="float" office:value="76.9">
            <text:p text:style-name="Table_20_Contents">76,9</text:p>
          </table:table-cell>
          <table:table-cell table:style-name="Tabla1.B2" office:value-type="float" office:value="36.4">
            <text:p text:style-name="Table_20_Contents">36,4</text:p>
          </table:table-cell>
        </table:table-row>
        <table:table-row>
          <table:table-cell table:style-name="Tabla1.A2" office:value-type="float" office:value="75.8">
            <text:p text:style-name="Table_20_Contents">75,8</text:p>
          </table:table-cell>
          <table:table-cell table:style-name="Tabla1.B2" office:value-type="float" office:value="36.9">
            <text:p text:style-name="Table_20_Contents">36,9</text:p>
          </table:table-cell>
        </table:table-row>
        <table:table-row>
          <table:table-cell table:style-name="Tabla1.A2" office:value-type="float" office:value="62.3">
            <text:p text:style-name="Table_20_Contents">62,3</text:p>
          </table:table-cell>
          <table:table-cell table:style-name="Tabla1.B2" office:value-type="float" office:value="40">
            <text:p text:style-name="Table_20_Contents">40</text:p>
          </table:table-cell>
        </table:table-row>
        <table:table-row>
          <table:table-cell table:style-name="Tabla1.A2" office:value-type="float" office:value="41.7">
            <text:p text:style-name="Table_20_Contents">41,7</text:p>
          </table:table-cell>
          <table:table-cell table:style-name="Tabla1.B2" office:value-type="float" office:value="43.5">
            <text:p text:style-name="Table_20_Contents">43,5</text:p>
          </table:table-cell>
        </table:table-row>
        <table:table-row>
          <table:table-cell table:style-name="Tabla1.A2" office:value-type="float" office:value="50.6">
            <text:p text:style-name="Table_20_Contents">50,6</text:p>
          </table:table-cell>
          <table:table-cell table:style-name="Tabla1.B2" office:value-type="float" office:value="46.8">
            <text:p text:style-name="Table_20_Contents">46,8</text:p>
          </table:table-cell>
        </table:table-row>
        <table:table-row>
          <table:table-cell table:style-name="Tabla1.A2" office:value-type="float" office:value="60.2">
            <text:p text:style-name="Table_20_Contents">60,2</text:p>
          </table:table-cell>
          <table:table-cell table:style-name="Tabla1.B2" office:value-type="float" office:value="56.9">
            <text:p text:style-name="Table_20_Contents">56,9</text:p>
          </table:table-cell>
        </table:table-row>
        <table:table-row>
          <table:table-cell table:style-name="Tabla1.A2" office:value-type="float" office:value="50.9">
            <text:p text:style-name="Table_20_Contents">50,9</text:p>
          </table:table-cell>
          <table:table-cell table:style-name="Tabla1.B2" office:value-type="float" office:value="70.1">
            <text:p text:style-name="Table_20_Contents">70,1</text:p>
          </table:table-cell>
        </table:table-row>
        <table:table-row>
          <table:table-cell table:style-name="Tabla1.A2" office:value-type="float" office:value="36.8">
            <text:p text:style-name="Table_20_Contents">36,8</text:p>
          </table:table-cell>
          <table:table-cell table:style-name="Tabla1.B2" office:value-type="float" office:value="73.3">
            <text:p text:style-name="Table_20_Contents">73,3</text:p>
          </table:table-cell>
        </table:table-row>
      </table:table>
      <text:p text:style-name="P3"/>
      <text:p text:style-name="P3"/>
      <text:p text:style-name="P3">Se pide calcular:</text:p>
      <text:p text:style-name="Standard"/>
      <text:list xml:id="list29682712" text:style-name="L2">
        <text:list-item>
          <text:p text:style-name="P10">Mediana de la variable “Número de desempleados”</text:p>
        </text:list-item>
        <text:list-item>
          <text:p text:style-name="P10">Media y desviación típica de la variable “Número de desempleados”.</text:p>
        </text:list-item>
        <text:list-item>
          <text:p text:style-name="P10">Media y desviación típica de la variable “Consumo de cemento”.</text:p>
        </text:list-item>
        <text:list-item>
          <text:p text:style-name="P10">Covarianza entre las variables “Número de desempleados” y “Consumo de cemento”.</text:p>
        </text:list-item>
      </text:list>
      <text:p text:style-name="P3"/>
      <text:p text:style-name="Standard"><text:span text:style-name="T2"><text:s/></text:span><text:span text:style-name="T1">(4 puntos)</text:span></text:p>
      <text:p text:style-name="P3"/>
      <text:p text:style-name="P3"/>
      <text:p text:style-name="P3"><text:span text:style-name="T1">Pregunta 2)</text:span> Se han realizado una serie de pruebas <text:s/>para saber como influye el aviso de <text:s/>la presencia de un radar sobre la velocidad del los vehículos. Para ello <text:s/>disponemos de observaciones las velocidades de 150 vehículos. En algunos casos se avisaba con antelación en una pantalla la presencia del radar, en otros casos la pantalla aportaba otra información. Los resultados se resumen en la siguiente tabla:</text:p>
      <text:p text:style-name="P5"/>
      <text:p text:style-name="P3"/>
      <table:table table:name="Tabla2" table:style-name="Tabla2">
        <table:table-column table:style-name="Tabla2.A"/>
        <table:table-column table:style-name="Tabla2.B"/>
        <table:table-column table:style-name="Tabla2.C"/>
        <table:table-column table:style-name="Tabla2.D"/>
        <table:table-row>
          <table:table-cell table:style-name="Tabla2.A1" office:value-type="string">
            <text:p text:style-name="P6"/>
          </table:table-cell>
          <table:table-cell table:style-name="Tabla2.A1" office:value-type="string">
            <text:p text:style-name="P6">Con Aviso Radar</text:p>
          </table:table-cell>
          <table:table-cell table:style-name="Tabla2.A1" office:value-type="string">
            <text:p text:style-name="P6">Sin aviso Radar</text:p>
          </table:table-cell>
          <table:table-cell table:style-name="Tabla2.D1" office:value-type="string">
            <text:p text:style-name="P6">Total</text:p>
          </table:table-cell>
        </table:table-row>
        <table:table-row>
          <table:table-cell table:style-name="Tabla2.A2" office:value-type="string">
            <text:p text:style-name="P6">Supera la velocidad</text:p>
          </table:table-cell>
          <table:table-cell table:style-name="Tabla2.B2" office:value-type="float" office:value="50">
            <text:p text:style-name="P7">50</text:p>
          </table:table-cell>
          <table:table-cell table:style-name="Tabla2.B2" office:value-type="float" office:value="10">
            <text:p text:style-name="P7">10</text:p>
          </table:table-cell>
          <table:table-cell table:style-name="Tabla2.D2" office:value-type="float" office:value="60">
            <text:p text:style-name="P8">60</text:p>
          </table:table-cell>
        </table:table-row>
        <table:table-row>
          <table:table-cell table:style-name="Tabla2.A2" office:value-type="string">
            <text:p text:style-name="P6">Velocidad</text:p>
            <text:p text:style-name="P6">adecuada</text:p>
          </table:table-cell>
          <table:table-cell table:style-name="Tabla2.B2" office:value-type="float" office:value="50">
            <text:p text:style-name="P7">50</text:p>
          </table:table-cell>
          <table:table-cell table:style-name="Tabla2.B2" office:value-type="float" office:value="40">
            <text:p text:style-name="P7">40</text:p>
          </table:table-cell>
          <table:table-cell table:style-name="Tabla2.D2" office:value-type="float" office:value="90">
            <text:p text:style-name="P8">90</text:p>
          </table:table-cell>
        </table:table-row>
        <table:table-row>
          <table:table-cell table:style-name="Tabla2.A2" office:value-type="string">
            <text:p text:style-name="P6">Total </text:p>
          </table:table-cell>
          <table:table-cell table:style-name="Tabla2.B4" office:value-type="float" office:value="100">
            <text:p text:style-name="P8">100</text:p>
          </table:table-cell>
          <table:table-cell table:style-name="Tabla2.B4" office:value-type="float" office:value="50">
            <text:p text:style-name="P8">50</text:p>
          </table:table-cell>
          <table:table-cell table:style-name="Tabla2.D2" office:value-type="float" office:value="150">
            <text:p text:style-name="P8">150</text:p>
          </table:table-cell>
        </table:table-row>
      </table:table>
      <text:p text:style-name="P3"/>
      <text:list xml:id="list29699438" text:style-name="L3">
        <text:list-header>
          <text:p text:style-name="P11"/>
          <text:p text:style-name="P13"><text:span text:style-name="T2">Utilizando las frecuencias relativas como probabilidades, calcular la probabilidad de que <text:s/>un conductor lleve <text:s/>Velocidad Adecuada condicionado a que ha <text:s/>que el conductor ha sido avisado de la presencia del radar.</text:span><text:span text:style-name="T1">(2 puntos)</text:span></text:p>
        </text:list-header>
      </text:list>
      <text:p text:style-name="P3"/>
      <text:p text:style-name="P3"/>
      <text:p text:style-name="Standard"><text:span text:style-name="T1">Pregunta 3) </text:span><text:span text:style-name="T2"><text:s/>Sea X la variable aleatoria que nos da el tiempo transcurrido, en minutos, entre que se produce un aviso de siniestro en carretera hasta que llega la primera unidad de emergencia al lugar del siniestro. Supongamos que por experiencia se sabe que E(X)=20 y Var(X)=36.</text:span></text:p>
      <text:p text:style-name="P3"/>
      <text:p text:style-name="Standard"><text:span text:style-name="T2">Durante una semana se producen n=100 siniestros. Utilizad el Teorema del Límite Central para aproximar <text:s/></text:span><text:span text:style-name="T2"><draw:frame draw:style-name="fr1" draw:name="Objeto1" text:anchor-type="as-char" svg:y="-0.487cm" svg:width="2.813cm" svg:height="0.483cm" draw:z-index="0"><draw:object xlink:href="./Object 1" xlink:type="simple" xlink:show="embed" xlink:actuate="onLoad"/><draw:image xlink:href="./ObjectReplacements/Object 1" xlink:type="simple" xlink:show="embed" xlink:actuate="onLoad"/></draw:frame></text:span><text:span text:style-name="T2">.</text:span><text:span text:style-name="T1">(2 puntos)</text:span></text:p>
      <text:p text:style-name="P4"/>
      <text:p text:style-name="P4"/>
      <text:p text:style-name="P4"/>
      <text:p text:style-name="Standard"><text:span text:style-name="T1">Pregunta 4)</text:span><text:span text:style-name="T2"> ¿ Qué es una estimación por intervalos? </text:span></text:p>
      <text:p text:style-name="P4">(2 puntos)</text:p>
      <text:p text:style-name="P4"/>
      <text:p text:style-name="P12"/>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imes New Roman" svg:font-family="'Times New Roman'" style:font-family-generic="roman"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s" fo:country="E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s" fo:country="E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date>2010-09-09T09:58:03.15</dc:date>
    <meta:editing-duration>PT03H59M31S</meta:editing-duration>
    <meta:editing-cycles>21</meta:editing-cycles>
    <meta:generator>OpenOffice.org/3.1$Win32 OpenOffice.org_project/310m11$Build-9399</meta:generator>
    <meta:print-date>2010-06-02T12:01:32</meta:print-date>
    <meta:printed-by>ricardo </meta:printed-by>
    <meta:document-statistic meta:table-count="2" meta:image-count="0" meta:object-count="1" meta:page-count="2" meta:paragraph-count="57" meta:word-count="345" meta:character-count="2025"/>
    <dc:creator>José Luis Lisani</dc:creator>
    <meta:user-defined meta:name="Información 1"/>
    <meta:user-defined meta:name="Información 2"/>
    <meta:user-defined meta:name="Información 3"/>
    <meta:user-defined meta:name="Información 4"/>
  </office:meta>
</office:document-meta>
</file>

<file path=Object 1/content.xml><?xml version="1.0" encoding="utf-8"?>
<!DOCTYPE math  PUBLIC '-//OpenOffice.org//DTD Modified W3C MathML 1.01//EN'  'math.dtd'>
<math:math xmlns:math="http://www.w3.org/1998/Math/MathML">
  <math:semantics>
    <math:mrow>
      <math:mi>P</math:mi>
      <math:mrow>
        <math:mo math:stretchy="false">(</math:mo>
        <math:mrow>
          <math:mrow>
            <math:mn>18</math:mn>
            <math:mo math:stretchy="false">&lt;</math:mo>
            <math:mover math:accent="true">
              <math:mi>X</math:mi>
              <math:mo math:stretchy="false">ˉ</math:mo>
            </math:mover>
          </math:mrow>
          <math:mo math:stretchy="false">≤</math:mo>
          <math:mn>20</math:mn>
        </math:mrow>
        <math:mo math:stretchy="false">)</math:mo>
      </math:mrow>
    </math:mrow>
    <math:annotation math:encoding="StarMath 5.0">P(18 &lt; bar X &lt;=20)
 
 
  </math:annotation>
  </math:semantics>
</math:math>
</file>